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03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8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18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36cm" fo:min-width="3.586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14cm" fo:min-width="2.7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6cm" svg:x="8cm" svg:y="0.2cm">
          <text:p text:style-name="P1">Clone Class</text:p>
          <text:p text:style-name="P1">Coll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cm" svg:height="2.1cm" svg:x="3.3cm" svg:y="3.9cm">
          <text:p text:style-name="P1">Clone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8cm" svg:x="14.3cm" svg:y="4cm">
          <text:p text:style-name="P1">Clone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cm" svg:height="2.2cm" svg:x="0.1cm" svg:y="7.4cm">
          <text:p text:style-name="P1">Clone instance</text:p>
          <text:p text:style-name="P1"><text:span text:style-name="T1">File: </text:span><text:span text:style-name="T2">File1.java</text:span></text:p>
          <text:p text:style-name="P1"><text:span text:style-name="T1">Range: </text:span><text:span text:style-name="T2">(2,0)-(4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4.8cm" svg:y="7.4cm">
          <text:p text:style-name="P1">Clone instance</text:p>
          <text:p text:style-name="P1"><text:span text:style-name="T1">File: </text:span><text:span text:style-name="T2">File2.java</text:span></text:p>
          <text:p text:style-name="P1"><text:span text:style-name="T1">Range: </text:span><text:span text:style-name="T2">(2,0)-(4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9.4cm" svg:y="7.4cm">
          <text:p text:style-name="P1">Clone instance</text:p>
          <text:p text:style-name="P1"><text:span text:style-name="T1">File: </text:span><text:span text:style-name="T2">File1.java</text:span></text:p>
          <text:p text:style-name="P1"><text:span text:style-name="T1">Range: </text:span><text:span text:style-name="T2">(2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14.1cm" svg:y="7.4cm">
          <text:p text:style-name="P1">Clone instance</text:p>
          <text:p text:style-name="P1"><text:span text:style-name="T1">File: </text:span><text:span text:style-name="T2">File2.java</text:span></text:p>
          <text:p text:style-name="P1"><text:span text:style-name="T1">Range: </text:span><text:span text:style-name="T2">(2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2.2cm" svg:x="18.7cm" svg:y="7.4cm">
          <text:p text:style-name="P1">Clone instance</text:p>
          <text:p text:style-name="P1"><text:span text:style-name="T1">File: </text:span><text:span text:style-name="T2">File3.java</text:span></text:p>
          <text:p text:style-name="P1"><text:span text:style-name="T1">Range: </text:span><text:span text:style-name="T2">(2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2cm" svg:y1="6cm" svg:x2="2.2cm" svg:y2="7.4cm">
          <text:p/>
        </draw:line>
        <draw:line draw:style-name="gr5" draw:text-style-name="P3" draw:layer="layout" svg:x1="10.2cm" svg:y1="2.8cm" svg:x2="5.2cm" svg:y2="3.9cm">
          <text:p/>
        </draw:line>
        <draw:line draw:style-name="gr5" draw:text-style-name="P3" draw:layer="layout" svg:x1="11cm" svg:y1="2.8cm" svg:x2="16.2cm" svg:y2="4cm">
          <text:p/>
        </draw:line>
        <draw:line draw:style-name="gr5" draw:text-style-name="P3" draw:layer="layout" svg:x1="16.1cm" svg:y1="5.8cm" svg:x2="11.7cm" svg:y2="7.4cm">
          <text:p/>
        </draw:line>
        <draw:line draw:style-name="gr5" draw:text-style-name="P3" draw:layer="layout" svg:x1="16.4cm" svg:y1="5.8cm" svg:x2="16.4cm" svg:y2="7.4cm">
          <text:p/>
        </draw:line>
        <draw:line draw:style-name="gr5" draw:text-style-name="P3" draw:layer="layout" svg:x1="16.9cm" svg:y1="5.7cm" svg:x2="20.9cm" svg:y2="7.4cm">
          <text:p/>
        </draw:line>
        <draw:line draw:style-name="gr5" draw:text-style-name="P3" draw:layer="layout" svg:x1="5.6cm" svg:y1="6cm" svg:x2="7cm" svg:y2="7.4cm">
          <text:p/>
        </draw:line>
        <draw:custom-shape draw:style-name="gr6" draw:text-style-name="P2" draw:layer="layout" svg:width="3.4cm" svg:height="1.4cm" svg:x="0.901cm" svg:y="10.1cm">
          <text:p text:style-name="P1"><text:span text:style-name="T3">Node</text:span></text:p>
          <text:p text:style-name="P1"><text:span text:style-name="T4">Range: </text:span><text:span text:style-name="T5">(2,0)-(2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0.9cm" svg:y="12cm">
          <text:p text:style-name="P1"><text:span text:style-name="T3">Node</text:span></text:p>
          <text:p text:style-name="P1"><text:span text:style-name="T4">Range: </text:span><text:span text:style-name="T5">(3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0.9cm" svg:y="13.9cm">
          <text:p text:style-name="P1"><text:span text:style-name="T3">Node</text:span></text:p>
          <text:p text:style-name="P1"><text:span text:style-name="T4">Range: </text:span><text:span text:style-name="T5">(4,0)-(4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0.5cm" svg:y1="9.6cm" svg:x2="0.5cm" svg:y2="14.7cm">
          <text:p/>
        </draw:line>
        <draw:line draw:style-name="gr5" draw:text-style-name="P3" draw:layer="layout" svg:x1="0.5cm" svg:y1="14.7cm" svg:x2="0.9cm" svg:y2="14.7cm">
          <text:p/>
        </draw:line>
        <draw:line draw:style-name="gr5" draw:text-style-name="P3" draw:layer="layout" svg:x1="0.5cm" svg:y1="12.7cm" svg:x2="0.9cm" svg:y2="12.7cm">
          <text:p/>
        </draw:line>
        <draw:line draw:style-name="gr5" draw:text-style-name="P3" draw:layer="layout" svg:x1="0.5cm" svg:y1="10.8cm" svg:x2="0.9cm" svg:y2="10.8cm">
          <text:p/>
        </draw:line>
        <draw:custom-shape draw:style-name="gr6" draw:text-style-name="P2" draw:layer="layout" svg:width="3.4cm" svg:height="1.4cm" svg:x="5.502cm" svg:y="10.1cm">
          <text:p text:style-name="P1"><text:span text:style-name="T3">Node</text:span></text:p>
          <text:p text:style-name="P1"><text:span text:style-name="T4">Range: </text:span><text:span text:style-name="T5">(2,0)-(2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5.501cm" svg:y="12cm">
          <text:p text:style-name="P1"><text:span text:style-name="T3">Node</text:span></text:p>
          <text:p text:style-name="P1"><text:span text:style-name="T4">Range: </text:span><text:span text:style-name="T5">(3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5.501cm" svg:y="13.9cm">
          <text:p text:style-name="P1"><text:span text:style-name="T3">Node</text:span></text:p>
          <text:p text:style-name="P1"><text:span text:style-name="T4">Range: </text:span><text:span text:style-name="T5">(4,0)-(4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101cm" svg:y1="9.6cm" svg:x2="5.101cm" svg:y2="14.7cm">
          <text:p/>
        </draw:line>
        <draw:line draw:style-name="gr5" draw:text-style-name="P3" draw:layer="layout" svg:x1="5.101cm" svg:y1="14.7cm" svg:x2="5.501cm" svg:y2="14.7cm">
          <text:p/>
        </draw:line>
        <draw:line draw:style-name="gr5" draw:text-style-name="P3" draw:layer="layout" svg:x1="5.101cm" svg:y1="12.7cm" svg:x2="5.501cm" svg:y2="12.7cm">
          <text:p/>
        </draw:line>
        <draw:line draw:style-name="gr5" draw:text-style-name="P3" draw:layer="layout" svg:x1="5.101cm" svg:y1="10.8cm" svg:x2="5.501cm" svg:y2="10.8cm">
          <text:p/>
        </draw:line>
        <draw:custom-shape draw:style-name="gr6" draw:text-style-name="P2" draw:layer="layout" svg:width="3.4cm" svg:height="1.4cm" svg:x="10.102cm" svg:y="10.1cm">
          <text:p text:style-name="P1"><text:span text:style-name="T3">Node</text:span></text:p>
          <text:p text:style-name="P1"><text:span text:style-name="T4">Range: </text:span><text:span text:style-name="T5">(2,0)-(2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10.101cm" svg:y="12cm">
          <text:p text:style-name="P1"><text:span text:style-name="T3">Node</text:span></text:p>
          <text:p text:style-name="P1"><text:span text:style-name="T4">Range: </text:span><text:span text:style-name="T5">(3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9.701cm" svg:y1="9.6cm" svg:x2="9.7cm" svg:y2="12.7cm">
          <text:p/>
        </draw:line>
        <draw:line draw:style-name="gr5" draw:text-style-name="P3" draw:layer="layout" svg:x1="9.701cm" svg:y1="12.7cm" svg:x2="10.101cm" svg:y2="12.7cm">
          <text:p/>
        </draw:line>
        <draw:line draw:style-name="gr5" draw:text-style-name="P3" draw:layer="layout" svg:x1="9.701cm" svg:y1="10.8cm" svg:x2="10.101cm" svg:y2="10.8cm">
          <text:p/>
        </draw:line>
        <draw:custom-shape draw:style-name="gr6" draw:text-style-name="P2" draw:layer="layout" svg:width="3.4cm" svg:height="1.4cm" svg:x="14.803cm" svg:y="10.1cm">
          <text:p text:style-name="P1"><text:span text:style-name="T3">Node</text:span></text:p>
          <text:p text:style-name="P1"><text:span text:style-name="T4">Range: </text:span><text:span text:style-name="T5">(2,0)-(2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14.802cm" svg:y="12cm">
          <text:p text:style-name="P1"><text:span text:style-name="T3">Node</text:span></text:p>
          <text:p text:style-name="P1"><text:span text:style-name="T4">Range: </text:span><text:span text:style-name="T5">(3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4.402cm" svg:y1="9.6cm" svg:x2="14.401cm" svg:y2="12.7cm">
          <text:p/>
        </draw:line>
        <draw:line draw:style-name="gr5" draw:text-style-name="P3" draw:layer="layout" svg:x1="14.402cm" svg:y1="12.7cm" svg:x2="14.802cm" svg:y2="12.7cm">
          <text:p/>
        </draw:line>
        <draw:line draw:style-name="gr5" draw:text-style-name="P3" draw:layer="layout" svg:x1="14.402cm" svg:y1="10.8cm" svg:x2="14.802cm" svg:y2="10.8cm">
          <text:p/>
        </draw:line>
        <draw:custom-shape draw:style-name="gr6" draw:text-style-name="P2" draw:layer="layout" svg:width="3.4cm" svg:height="1.4cm" svg:x="19.503cm" svg:y="10.1cm">
          <text:p text:style-name="P1"><text:span text:style-name="T3">Node</text:span></text:p>
          <text:p text:style-name="P1"><text:span text:style-name="T4">Range: </text:span><text:span text:style-name="T5">(2,0)-(2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1.4cm" svg:x="19.502cm" svg:y="12cm">
          <text:p text:style-name="P1"><text:span text:style-name="T3">Node</text:span></text:p>
          <text:p text:style-name="P1"><text:span text:style-name="T4">Range: </text:span><text:span text:style-name="T5">(3,0)-(3,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9.102cm" svg:y1="9.6cm" svg:x2="19.101cm" svg:y2="12.7cm">
          <text:p/>
        </draw:line>
        <draw:line draw:style-name="gr5" draw:text-style-name="P3" draw:layer="layout" svg:x1="19.102cm" svg:y1="12.7cm" svg:x2="19.502cm" svg:y2="12.7cm">
          <text:p/>
        </draw:line>
        <draw:line draw:style-name="gr5" draw:text-style-name="P3" draw:layer="layout" svg:x1="19.102cm" svg:y1="10.8cm" svg:x2="19.502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2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08:20:23.285922338</meta:creation-date>
    <dc:date>2019-07-19T08:37:28.364460102</dc:date>
    <meta:editing-duration>PT6M54S</meta:editing-duration>
    <meta:editing-cycles>1</meta:editing-cycles>
    <meta:document-statistic meta:object-count="44"/>
    <meta:generator>LibreOffice/6.2.5.2$MacOSX_X86_64 LibreOffice_project/1ec314fa52f458adc18c4f025c545a4e8b22c159</meta:generator>
  </office:meta>
</office:document-meta>
</file>